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269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269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269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269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269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269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269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269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269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269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269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269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269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269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269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269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269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amila Isabel Morey Carvajal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1/1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031225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uan Bautista Morey Cabez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1403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5.95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5" meta:non-whitespace-character-count="1006"/>
    <meta:template xlink:type="simple" xlink:actuate="onRequest" xlink:title="Normal" xlink:href=""/>
  </office:meta>
</office:document-meta>
</file>